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text-properties officeooo:rsid="0029660c" officeooo:paragraph-rsid="0029660c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453c23" officeooo:paragraph-rsid="00239fa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239fac"/>
    </style:style>
    <style:style style:name="P7" style:family="paragraph" style:parent-style-name="Standard">
      <style:paragraph-properties fo:text-align="center" style:justify-single-word="false" fo:break-before="page"/>
      <style:text-properties fo:font-size="12pt" fo:font-weight="normal" officeooo:rsid="004adce0" officeooo:paragraph-rsid="004ae738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ecc1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08af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91779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82c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fad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336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f978" officeooo:paragraph-rsid="0038f9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01" officeooo:paragraph-rsid="002f51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368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494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02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cc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b6a6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1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ee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31cb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a3f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bold" officeooo:rsid="004ae738" officeooo:paragraph-rsid="004ae738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margin-left="0in" fo:margin-right="0in" fo:margin-top="0in" fo:margin-bottom="0.4in" loext:contextual-spacing="false" fo:text-align="center" style:justify-single-word="false" fo:text-indent="0in" style:auto-text-indent="false" fo:break-before="page"/>
      <style:text-properties fo:font-weight="bold" officeooo:rsid="0012f3b0" officeooo:paragraph-rsid="00413029" style:font-weight-asian="bold" style:font-weight-complex="bold"/>
    </style:style>
    <style:style style:name="P81" style:family="paragraph" style:parent-style-name="Standard" style:list-style-name="L1">
      <style:text-properties officeooo:rsid="001d0403" officeooo:paragraph-rsid="001d0403"/>
    </style:style>
    <style:style style:name="P82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83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84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85" style:family="paragraph" style:parent-style-name="Standard" style:list-style-name="L1">
      <style:text-properties fo:font-style="normal" officeooo:rsid="0017e241" officeooo:paragraph-rsid="001da65e" style:font-style-asian="normal" style:font-style-complex="normal"/>
    </style:style>
    <style:style style:name="P86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87" style:family="paragraph" style:parent-style-name="Standard" style:list-style-name="L1">
      <style:text-properties fo:font-style="normal" officeooo:rsid="0026e1e1" officeooo:paragraph-rsid="0026e1e1" style:font-style-asian="normal" style:font-style-complex="normal"/>
    </style:style>
    <style:style style:name="P88" style:family="paragraph" style:parent-style-name="Standard" style:list-style-name="L1">
      <style:text-properties fo:font-style="normal" officeooo:rsid="00284db4" officeooo:paragraph-rsid="00284db4" style:font-style-asian="normal" style:font-style-complex="normal"/>
    </style:style>
    <style:style style:name="P89" style:family="paragraph" style:parent-style-name="Standard" style:list-style-name="L1">
      <style:text-properties fo:font-style="normal" officeooo:rsid="0012f3b0" officeooo:paragraph-rsid="001d0403" style:font-style-asian="normal" style:font-style-complex="normal"/>
    </style:style>
    <style:style style:name="P90" style:family="paragraph" style:parent-style-name="Standard" style:list-style-name="L2">
      <style:text-properties fo:font-style="normal" officeooo:rsid="0060f600" officeooo:paragraph-rsid="0060f600" style:font-style-asian="normal" style:font-style-complex="normal"/>
    </style:style>
    <style:style style:name="P91" style:family="paragraph" style:parent-style-name="Standard">
      <style:text-properties fo:font-style="normal" officeooo:rsid="00143a3c" officeooo:paragraph-rsid="00648825" style:font-style-asian="normal" style:font-style-complex="normal"/>
    </style:style>
    <style:style style:name="P92" style:family="paragraph" style:parent-style-name="Standard" style:list-style-name="L1">
      <style:text-properties fo:font-style="italic" officeooo:rsid="001d0403" officeooo:paragraph-rsid="001d0403" style:font-style-asian="italic" style:font-style-complex="italic"/>
    </style:style>
    <style:style style:name="P93" style:family="paragraph" style:parent-style-name="Standard" style:list-style-name="L1">
      <style:text-properties officeooo:rsid="0026e1e1" officeooo:paragraph-rsid="0026e1e1"/>
    </style:style>
    <style:style style:name="P94" style:family="paragraph" style:parent-style-name="Standard" style:list-style-name="L1">
      <style:text-properties officeooo:rsid="001da65e" officeooo:paragraph-rsid="001da65e"/>
    </style:style>
    <style:style style:name="P95" style:family="paragraph" style:parent-style-name="Standard" style:list-style-name="L2">
      <style:text-properties officeooo:rsid="0012f3b0" officeooo:paragraph-rsid="0012f3b0"/>
    </style:style>
    <style:style style:name="P96" style:family="paragraph" style:parent-style-name="Standard" style:list-style-name="L2">
      <style:text-properties officeooo:rsid="002003e5" officeooo:paragraph-rsid="002003e5"/>
    </style:style>
    <style:style style:name="P97" style:family="paragraph" style:parent-style-name="Standard" style:list-style-name="L2">
      <style:text-properties officeooo:rsid="0026d433" officeooo:paragraph-rsid="0026d433"/>
    </style:style>
    <style:style style:name="P98" style:family="paragraph" style:parent-style-name="Standard" style:list-style-name="L2">
      <style:text-properties officeooo:rsid="0029660c" officeooo:paragraph-rsid="0029660c"/>
    </style:style>
    <style:style style:name="P99" style:family="paragraph" style:parent-style-name="Standard" style:list-style-name="L2">
      <style:text-properties officeooo:rsid="005bf636" officeooo:paragraph-rsid="005bf636"/>
    </style:style>
    <style:style style:name="P100" style:family="paragraph" style:parent-style-name="Standard" style:list-style-name="L4">
      <style:paragraph-properties fo:text-align="start" style:justify-single-word="false"/>
      <style:text-properties fo:font-size="12pt" fo:font-weight="normal" officeooo:rsid="0048de0d" officeooo:paragraph-rsid="0048de0d" style:font-size-asian="10.5pt" style:font-weight-asian="normal" style:font-size-complex="12pt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fo:font-size="12pt" fo:font-weight="normal" officeooo:rsid="004ae738" officeooo:paragraph-rsid="004ae738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4adce0" officeooo:paragraph-rsid="004adce0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84cb9" officeooo:paragraph-rsid="00584cb9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93b41" officeooo:paragraph-rsid="00593b41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officeooo:rsid="00143a3c" officeooo:paragraph-rsid="00648825"/>
    </style:style>
    <style:style style:name="P108" style:family="paragraph" style:parent-style-name="Standard" style:list-style-name="L1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/>
      </style:paragraph-properties>
      <style:text-properties officeooo:rsid="001d0403" officeooo:paragraph-rsid="001d0403"/>
    </style:style>
    <style:style style:name="P109" style:family="paragraph" style:parent-style-name="Standard" style:list-style-name="L3">
      <style:paragraph-properties fo:margin-top="0in" fo:margin-bottom="0.1in" loext:contextual-spacing="false"/>
      <style:text-properties fo:font-style="normal" officeooo:rsid="00413029" officeooo:paragraph-rsid="00413029" style:font-style-asian="normal" style:font-style-complex="normal"/>
    </style:style>
    <style:style style:name="P110" style:family="paragraph" style:parent-style-name="Standard" style:list-style-name="L3">
      <style:paragraph-properties fo:margin-top="0in" fo:margin-bottom="0.1in" loext:contextual-spacing="false"/>
      <style:text-properties fo:font-style="normal" officeooo:rsid="00210ac6" officeooo:paragraph-rsid="00413029" style:font-style-asian="normal" style:font-style-complex="normal"/>
    </style:style>
    <style:style style:name="P111" style:family="paragraph" style:parent-style-name="Standard" style:list-style-name="L3">
      <style:paragraph-properties fo:margin-top="0in" fo:margin-bottom="0.1in" loext:contextual-spacing="false"/>
      <style:text-properties fo:font-style="normal" officeooo:rsid="00431cb2" officeooo:paragraph-rsid="00431cb2" style:font-style-asian="normal" style:font-style-complex="normal"/>
    </style:style>
    <style:style style:name="P112" style:family="paragraph" style:parent-style-name="Standard" style:list-style-name="L3">
      <style:paragraph-properties fo:margin-top="0in" fo:margin-bottom="0.1in" loext:contextual-spacing="false"/>
      <style:text-properties fo:font-style="normal" officeooo:rsid="005e1a8e" officeooo:paragraph-rsid="005e1a8e" style:font-style-asian="normal" style:font-style-complex="normal"/>
    </style:style>
    <style:style style:name="P113" style:family="paragraph" style:parent-style-name="Standard" style:list-style-name="L3">
      <style:paragraph-properties fo:margin-top="0in" fo:margin-bottom="0.1in" loext:contextual-spacing="false"/>
      <style:text-properties fo:font-style="normal" officeooo:rsid="005f4eef" officeooo:paragraph-rsid="00644039" style:font-style-asian="normal" style:font-style-complex="normal"/>
    </style:style>
    <style:style style:name="P114" style:family="paragraph" style:parent-style-name="Standard" style:list-style-name="L3">
      <style:paragraph-properties fo:margin-top="0in" fo:margin-bottom="0.1in" loext:contextual-spacing="false"/>
      <style:text-properties fo:font-style="normal" officeooo:rsid="00644039" officeooo:paragraph-rsid="00644039" style:font-style-asian="normal" style:font-style-complex="normal"/>
    </style:style>
    <style:style style:name="P115" style:family="paragraph" style:parent-style-name="Standard" style:list-style-name="L3">
      <style:paragraph-properties fo:margin-top="0in" fo:margin-bottom="0.1in" loext:contextual-spacing="false"/>
      <style:text-properties fo:font-style="normal" officeooo:rsid="00550ef0" officeooo:paragraph-rsid="00550ef0" style:font-style-asian="normal" style:font-style-complex="normal"/>
    </style:style>
    <style:style style:name="P116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141c0" officeooo:paragraph-rsid="005141c0" style:font-size-asian="10.5pt" style:font-weight-asian="normal" style:font-size-complex="12pt" style:font-weight-complex="normal"/>
    </style:style>
    <style:style style:name="P117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2c31d" officeooo:paragraph-rsid="0052c31d" style:font-size-asian="10.5pt" style:font-weight-asian="normal" style:font-size-complex="12pt" style:font-weight-complex="normal"/>
    </style:style>
    <style:style style:name="P118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officeooo:paragraph-rsid="0052c31d"/>
    </style:style>
    <style:style style:name="P119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143a3c" officeooo:paragraph-rsid="00648825"/>
    </style:style>
    <style:style style:name="P12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143a3c" officeooo:paragraph-rsid="00648825"/>
    </style:style>
    <style:style style:name="P12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43a3c" officeooo:paragraph-rsid="00648825"/>
    </style:style>
    <style:style style:name="P12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5f6f8" officeooo:paragraph-rsid="00648825"/>
    </style:style>
    <style:style style:name="P12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63f75" officeooo:paragraph-rsid="00648825"/>
    </style:style>
    <style:style style:name="P12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832fb" officeooo:paragraph-rsid="00648825" style:font-style-asian="normal" style:font-style-complex="normal"/>
    </style:style>
    <style:style style:name="P12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63f75" officeooo:paragraph-rsid="00648825" style:font-style-asian="normal" style:font-style-complex="normal"/>
    </style:style>
    <style:style style:name="P12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paragraph-rsid="00648825"/>
    </style:style>
    <style:style style:name="P12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43a3c" officeooo:paragraph-rsid="00648825" style:font-style-asian="normal" style:font-style-complex="normal"/>
    </style:style>
    <style:style style:name="P12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63f75" officeooo:paragraph-rsid="00648825" style:font-style-asian="normal" style:font-style-complex="normal"/>
    </style:style>
    <style:style style:name="P12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a1b5f" officeooo:paragraph-rsid="00648825" style:font-style-asian="normal" style:font-style-complex="normal"/>
    </style:style>
    <style:style style:name="P13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832fb" officeooo:paragraph-rsid="00648825" style:font-style-asian="normal" style:font-style-complex="normal"/>
    </style:style>
    <style:style style:name="P13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a1b5f" officeooo:paragraph-rsid="00648825"/>
    </style:style>
    <style:style style:name="P13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officeooo:rsid="00163f75" officeooo:paragraph-rsid="00648825" style:font-style-asian="italic" style:font-style-complex="italic"/>
    </style:style>
    <style:style style:name="P13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5f6f8" officeooo:paragraph-rsid="00648825"/>
    </style:style>
    <style:style style:name="P13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63f75" officeooo:paragraph-rsid="00648825"/>
    </style:style>
    <style:style style:name="P13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43a3c" officeooo:paragraph-rsid="00648825"/>
    </style:style>
    <style:style style:name="P13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paragraph-rsid="00648825"/>
    </style:style>
    <style:style style:name="P1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b0eed" officeooo:paragraph-rsid="00648825" style:font-style-asian="normal" style:font-style-complex="normal"/>
    </style:style>
    <style:style style:name="P1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43a3c" officeooo:paragraph-rsid="00648825" style:font-style-asian="normal" style:font-style-complex="normal"/>
    </style:style>
    <style:style style:name="P1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5f6f8" officeooo:paragraph-rsid="00648825" style:font-style-asian="normal" style:font-style-complex="normal"/>
    </style:style>
    <style:style style:name="P1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63f75" officeooo:paragraph-rsid="00648825" style:font-style-asian="normal" style:font-style-complex="normal"/>
    </style:style>
    <style:style style:name="P1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832fb" officeooo:paragraph-rsid="00648825" style:font-style-asian="normal" style:font-style-complex="normal"/>
    </style:style>
    <style:style style:name="P1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43a3c" officeooo:paragraph-rsid="00648825"/>
    </style:style>
    <style:style style:name="P14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tyle="normal" officeooo:rsid="001832fb" officeooo:paragraph-rsid="00648825" style:font-style-asian="normal" style:font-style-complex="normal"/>
    </style:style>
    <style:style style:name="P14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tyle="normal" officeooo:rsid="0015f6f8" officeooo:paragraph-rsid="00648825" style:font-style-asian="normal" style:font-style-complex="normal"/>
    </style:style>
    <style:style style:name="P14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tyle="italic" officeooo:rsid="0015f6f8" officeooo:paragraph-rsid="00648825" style:font-style-asian="italic" style:font-style-complex="italic"/>
    </style:style>
    <style:style style:name="P14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tyle="normal" officeooo:rsid="001832fb" officeooo:paragraph-rsid="00648825" style:font-style-asian="normal" style:font-style-complex="normal"/>
    </style:style>
    <style:style style:name="P147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font-style="normal" officeooo:rsid="001832fb" officeooo:paragraph-rsid="00648825" style:font-style-asian="normal" style:font-style-complex="normal"/>
    </style:style>
    <style:style style:name="P148" style:family="paragraph" style:parent-style-name="Standard">
      <style:paragraph-properties fo:text-align="center" style:justify-single-word="false" fo:break-before="page"/>
      <style:text-properties officeooo:paragraph-rsid="0012f3b0"/>
    </style:style>
    <style:style style:name="P149" style:family="paragraph" style:parent-style-name="Standard" style:master-page-name="">
      <style:paragraph-properties style:page-number="auto"/>
      <style:text-properties officeooo:rsid="00143a3c" officeooo:paragraph-rsid="00648825"/>
    </style:style>
    <style:style style:name="P15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832fb" officeooo:paragraph-rsid="00648825" style:font-style-asian="normal" style:font-style-complex="normal"/>
    </style:style>
    <style:style style:name="P15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832fb" officeooo:paragraph-rsid="00648825" style:font-style-asian="normal" style:font-style-complex="normal"/>
    </style:style>
    <style:style style:name="P152" style:family="paragraph" style:parent-style-name="Standard" style:list-style-name="L3">
      <style:paragraph-properties fo:margin-top="0in" fo:margin-bottom="0.1in" loext:contextual-spacing="true"/>
      <style:text-properties fo:font-style="normal" officeooo:rsid="00413029" officeooo:paragraph-rsid="00413029" style:font-style-asian="normal" style:font-style-complex="normal"/>
    </style:style>
    <style:style style:name="P153" style:family="paragraph" style:parent-style-name="Standard" style:list-style-name="L3">
      <style:paragraph-properties fo:margin-top="0in" fo:margin-bottom="0.1in" loext:contextual-spacing="true">
        <style:tab-stops>
          <style:tab-stop style:position="0.3126in"/>
        </style:tab-stops>
      </style:paragraph-properties>
      <style:text-properties fo:font-style="normal" officeooo:rsid="00284db4" officeooo:paragraph-rsid="00431cb2" style:font-style-asian="normal" style:font-style-complex="normal"/>
    </style:style>
    <style:style style:name="P154" style:family="paragraph" style:parent-style-name="Standard" style:list-style-name="L3">
      <style:paragraph-properties fo:margin-top="0in" fo:margin-bottom="0.1in" loext:contextual-spacing="true"/>
      <style:text-properties fo:font-style="normal" officeooo:rsid="00210ac6" officeooo:paragraph-rsid="00413029" style:font-style-asian="normal" style:font-style-complex="normal"/>
    </style:style>
    <style:style style:name="P155" style:family="paragraph" style:parent-style-name="Standard" style:list-style-name="L3">
      <style:paragraph-properties fo:margin-top="0in" fo:margin-bottom="0.1in" loext:contextual-spacing="true"/>
      <style:text-properties fo:font-style="normal" officeooo:rsid="00431cb2" officeooo:paragraph-rsid="00431cb2" style:font-style-asian="normal" style:font-style-complex="normal"/>
    </style:style>
    <style:style style:name="P156" style:family="paragraph" style:parent-style-name="Standard" style:list-style-name="L3">
      <style:paragraph-properties fo:margin-top="0in" fo:margin-bottom="0.1in" loext:contextual-spacing="true">
        <style:tab-stops>
          <style:tab-stop style:position="0.3126in"/>
        </style:tab-stops>
      </style:paragraph-properties>
      <style:text-properties style:font-name="Liberation Serif" fo:font-style="normal" officeooo:rsid="00284db4" officeooo:paragraph-rsid="00431cb2" style:font-style-asian="normal" style:font-style-complex="normal"/>
    </style:style>
    <style:style style:name="P157" style:family="paragraph" style:parent-style-name="Standard" style:list-style-name="L3">
      <style:paragraph-properties fo:margin-top="0in" fo:margin-bottom="0.1in" loext:contextual-spacing="true">
        <style:tab-stops>
          <style:tab-stop style:position="0.3126in"/>
        </style:tab-stops>
      </style:paragraph-properties>
      <style:text-properties style:font-name="Liberation Serif" fo:font-style="normal" officeooo:rsid="004ae738" officeooo:paragraph-rsid="004ae73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fc6b" style:font-style-asian="italic" style:font-style-complex="italic"/>
    </style:style>
    <style:style style:name="T3" style:family="text">
      <style:text-properties fo:font-style="italic" officeooo:rsid="00163f75" style:font-style-asian="italic" style:font-style-complex="italic"/>
    </style:style>
    <style:style style:name="T4" style:family="text">
      <style:text-properties fo:font-style="italic" officeooo:rsid="00143a3c" style:font-style-asian="italic" style:font-style-complex="italic"/>
    </style:style>
    <style:style style:name="T5" style:family="text">
      <style:text-properties fo:font-style="italic" officeooo:rsid="001832fb" style:font-style-asian="italic" style:font-style-complex="italic"/>
    </style:style>
    <style:style style:name="T6" style:family="text">
      <style:text-properties fo:font-style="italic" officeooo:rsid="001c2323" style:font-style-asian="italic" style:font-style-complex="italic"/>
    </style:style>
    <style:style style:name="T7" style:family="text">
      <style:text-properties fo:font-style="italic" officeooo:rsid="0012f3b0" style:font-style-asian="italic" style:font-style-complex="italic"/>
    </style:style>
    <style:style style:name="T8" style:family="text">
      <style:text-properties fo:font-style="italic" fo:font-weight="bold" officeooo:rsid="0012f3b0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officeooo:rsid="0012f3b0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56778" style:font-style-asian="normal" style:font-style-complex="normal"/>
    </style:style>
    <style:style style:name="T12" style:family="text">
      <style:text-properties fo:font-style="normal" officeooo:rsid="001da65e" style:font-style-asian="normal" style:font-style-complex="normal"/>
    </style:style>
    <style:style style:name="T13" style:family="text">
      <style:text-properties fo:font-style="normal" officeooo:rsid="00210ac6" style:font-style-asian="normal" style:font-style-complex="normal"/>
    </style:style>
    <style:style style:name="T14" style:family="text">
      <style:text-properties fo:font-style="normal" officeooo:rsid="00644039" style:font-style-asian="normal" style:font-style-complex="normal"/>
    </style:style>
    <style:style style:name="T15" style:family="text">
      <style:text-properties fo:font-style="normal" officeooo:rsid="001832fb" style:font-style-asian="normal" style:font-style-complex="normal"/>
    </style:style>
    <style:style style:name="T16" style:family="text">
      <style:text-properties fo:font-style="normal" officeooo:rsid="00163f75" style:font-style-asian="normal" style:font-style-complex="normal"/>
    </style:style>
    <style:style style:name="T17" style:family="text">
      <style:text-properties fo:font-style="normal" officeooo:rsid="00143a3c" style:font-style-asian="normal" style:font-style-complex="normal"/>
    </style:style>
    <style:style style:name="T18" style:family="text">
      <style:text-properties fo:font-style="normal" officeooo:rsid="0015f6f8" style:font-style-asian="normal" style:font-style-complex="normal"/>
    </style:style>
    <style:style style:name="T19" style:family="text">
      <style:text-properties officeooo:rsid="001485e0"/>
    </style:style>
    <style:style style:name="T20" style:family="text">
      <style:text-properties officeooo:rsid="001e17b3"/>
    </style:style>
    <style:style style:name="T21" style:family="text">
      <style:text-properties officeooo:rsid="00402e20"/>
    </style:style>
    <style:style style:name="T22" style:family="text">
      <style:text-properties officeooo:rsid="00311696"/>
    </style:style>
    <style:style style:name="T23" style:family="text">
      <style:text-properties officeooo:rsid="0042fad0"/>
    </style:style>
    <style:style style:name="T24" style:family="text">
      <style:text-properties officeooo:rsid="0017bd0d"/>
    </style:style>
    <style:style style:name="T25" style:family="text">
      <style:text-properties officeooo:rsid="001e2869"/>
    </style:style>
    <style:style style:name="T26" style:family="text">
      <style:text-properties officeooo:rsid="0054ddde"/>
    </style:style>
    <style:style style:name="T27" style:family="text">
      <style:text-properties officeooo:rsid="001b8ba5"/>
    </style:style>
    <style:style style:name="T28" style:family="text">
      <style:text-properties officeooo:rsid="0026bb9f"/>
    </style:style>
    <style:style style:name="T29" style:family="text">
      <style:text-properties officeooo:rsid="001b08af"/>
    </style:style>
    <style:style style:name="T30" style:family="text">
      <style:text-properties officeooo:rsid="001c5ea0"/>
    </style:style>
    <style:style style:name="T31" style:family="text">
      <style:text-properties officeooo:rsid="00227012"/>
    </style:style>
    <style:style style:name="T32" style:family="text">
      <style:text-properties officeooo:rsid="00341f25"/>
    </style:style>
    <style:style style:name="T33" style:family="text">
      <style:text-properties officeooo:rsid="002d31cb"/>
    </style:style>
    <style:style style:name="T34" style:family="text">
      <style:text-properties officeooo:rsid="00357515"/>
    </style:style>
    <style:style style:name="T35" style:family="text">
      <style:text-properties officeooo:rsid="002bd303"/>
    </style:style>
    <style:style style:name="T36" style:family="text">
      <style:text-properties officeooo:rsid="002c1a75"/>
    </style:style>
    <style:style style:name="T37" style:family="text">
      <style:text-properties officeooo:rsid="002e5614"/>
    </style:style>
    <style:style style:name="T38" style:family="text">
      <style:text-properties officeooo:rsid="00413029"/>
    </style:style>
    <style:style style:name="T39" style:family="text">
      <style:text-properties officeooo:rsid="00431cb2"/>
    </style:style>
    <style:style style:name="T40" style:family="text">
      <style:text-properties officeooo:rsid="00442062"/>
    </style:style>
    <style:style style:name="T41" style:family="text">
      <style:text-properties fo:font-size="16pt" fo:font-weight="bold" officeooo:rsid="000059e3" style:font-size-asian="16pt" style:font-weight-asian="bold" style:font-size-complex="16pt" style:font-weight-complex="bold"/>
    </style:style>
    <style:style style:name="T42" style:family="text">
      <style:text-properties fo:font-size="16pt" fo:font-weight="bold" officeooo:rsid="00453c23" style:font-size-asian="16pt" style:font-weight-asian="bold" style:font-size-complex="16pt" style:font-weight-complex="bold"/>
    </style:style>
    <style:style style:name="T43" style:family="text">
      <style:text-properties fo:font-size="16pt" fo:font-weight="bold" officeooo:rsid="004ae738" style:font-size-asian="16pt" style:font-weight-asian="bold" style:font-size-complex="16pt" style:font-weight-complex="bold"/>
    </style:style>
    <style:style style:name="T44" style:family="text">
      <style:text-properties fo:font-size="16pt" fo:font-weight="bold" officeooo:rsid="00644039" style:font-size-asian="16pt" style:font-weight-asian="bold" style:font-size-complex="16pt" style:font-weight-complex="bold"/>
    </style:style>
    <style:style style:name="T45" style:family="text">
      <style:text-properties officeooo:rsid="004adce0"/>
    </style:style>
    <style:style style:name="T46" style:family="text">
      <style:text-properties officeooo:rsid="004ae738"/>
    </style:style>
    <style:style style:name="T47" style:family="text">
      <style:text-properties style:font-name="Liberation Serif"/>
    </style:style>
    <style:style style:name="T48" style:family="text">
      <style:text-properties style:font-name="Liberation Serif" officeooo:rsid="00431cb2"/>
    </style:style>
    <style:style style:name="T49" style:family="text">
      <style:text-properties officeooo:rsid="0056fc6b"/>
    </style:style>
    <style:style style:name="T50" style:family="text">
      <style:text-properties style:text-line-through-style="solid" style:text-line-through-type="single" style:text-underline-style="none"/>
    </style:style>
    <style:style style:name="T51" style:family="text">
      <style:text-properties style:text-line-through-style="solid" style:text-line-through-type="single" fo:font-style="italic" style:text-underline-style="none" style:font-style-asian="italic" style:font-style-complex="italic"/>
    </style:style>
    <style:style style:name="T52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53" style:family="text">
      <style:text-properties officeooo:rsid="005f80a9"/>
    </style:style>
    <style:style style:name="T54" style:family="text">
      <style:text-properties fo:font-weight="bold" officeooo:rsid="0012f3b0" style:font-weight-asian="bold" style:font-weight-complex="bold"/>
    </style:style>
    <style:style style:name="T55" style:family="text">
      <style:text-properties fo:font-weight="bold" officeooo:rsid="00644039" style:font-weight-asian="bold" style:font-weight-complex="bold"/>
    </style:style>
    <style:style style:name="T56" style:family="text">
      <style:text-properties fo:font-weight="bold" officeooo:rsid="0019d5ae" style:font-weight-asian="bold" style:font-weight-complex="bold"/>
    </style:style>
    <style:style style:name="T57" style:family="text">
      <style:text-properties officeooo:rsid="001832fb"/>
    </style:style>
    <style:style style:name="T58" style:family="text">
      <style:text-properties officeooo:rsid="00163f75"/>
    </style:style>
    <style:style style:name="T59" style:family="text">
      <style:text-properties officeooo:rsid="0012f3b0"/>
    </style:style>
    <style:style style:name="T60" style:family="text">
      <style:text-properties fo:font-weight="normal" officeooo:rsid="0012f3b0" style:font-weight-asian="normal" style:font-weight-complex="normal"/>
    </style:style>
    <style:style style:name="T61" style:family="text">
      <style:text-properties fo:font-size="12pt" fo:font-weight="normal" officeooo:rsid="0052c31d" style:font-size-asian="10.5pt" style:font-weight-asian="normal" style:font-size-complex="12pt" style:font-weight-complex="normal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9">Running TECO</text:p>
      <text:p text:style-name="P107"/>
      <text:p text:style-name="P107">teco <text:span text:style-name="T1">f</text:span><text:span text:style-name="T3">oo</text:span></text:p>
      <text:p text:style-name="P119"><text:span text:style-name="T10"/></text:p>
      <text:p text:style-name="P120"><text:span text:style-name="T10">Open</text:span><text:span text:style-name="T1"> f</text:span><text:span text:style-name="T3">oo</text:span><text:span text:style-name="T1"> </text:span><text:span text:style-name="T10">for input and output (with EB command), </text:span><text:span text:style-name="T16">then read in first page.</text:span></text:p>
      <text:p text:style-name="P91"/>
      <text:p text:style-name="P91">teco</text:p>
      <text:p text:style-name="P121"><text:span text:style-name="T10"/></text:p>
      <text:p text:style-name="P135"><text:span text:style-name="T10">Open last file edited, by reading its name from the file pointed to by the </text:span><text:span text:style-name="T1">TECO_MEMORY</text:span><text:span text:style-name="T10"> environment variable. If that variable is not defined, TECO will start without opening any file.</text:span></text:p>
      <text:p text:style-name="P137"/>
      <text:p text:style-name="P138">-C, --create (default)</text:p>
      <text:p text:style-name="P126"><text:span text:style-name="T17"/></text:p>
      <text:p text:style-name="P136"><text:span text:style-name="T17">If </text:span><text:span text:style-name="T4">f</text:span><text:span text:style-name="T3">oo</text:span><text:span text:style-name="T17"> does not exist, then create it (with EW command). </text:span><text:span text:style-name="T16">This is </text:span><text:span text:style-name="T15">effectively </text:span><text:span text:style-name="T16">a TECO </text:span><text:span text:style-name="T3">make</text:span><text:span text:style-name="T16"> command.</text:span></text:p>
      <text:p text:style-name="P127"/>
      <text:p text:style-name="P138">-c, --nocreate</text:p>
      <text:p text:style-name="P122"><text:span text:style-name="T10"/></text:p>
      <text:p text:style-name="P133"><text:span text:style-name="T10">If </text:span><text:span text:style-name="T1">f</text:span><text:span text:style-name="T3">oo</text:span><text:span text:style-name="T1"> </text:span><text:span text:style-name="T10">does not exist, then issue an error </text:span><text:span text:style-name="T15">and exit</text:span><text:span text:style-name="T10">.</text:span></text:p>
      <text:p text:style-name="P138"/>
      <text:p text:style-name="P142"><text:span text:style-name="T10">-</text:span><text:span text:style-name="T18">E</text:span><text:span text:style-name="T3">mung</text:span><text:span text:style-name="T5">file</text:span><text:span text:style-name="T18">, --execute=</text:span><text:span text:style-name="T3">mung</text:span><text:span text:style-name="T5">file</text:span></text:p>
      <text:p text:style-name="P123"><text:span text:style-name="T18"/></text:p>
      <text:p text:style-name="P134"><text:span text:style-name="T18">E</text:span><text:span text:style-name="T10">xecute </text:span><text:span text:style-name="T1">mung</text:span><text:span text:style-name="T5">file</text:span><text:span text:style-name="T10"> as an indirect command file (with EI command). This is effectively a TECO </text:span><text:span text:style-name="T1">mung </text:span><text:span text:style-name="T10">command. If file does not exist, TECO will try </text:span><text:span text:style-name="T15">opening</text:span><text:span text:style-name="T10"> </text:span><text:span text:style-name="T1">mung</text:span><text:span text:style-name="T5">file</text:span><text:span text:style-name="T1">.tec</text:span><text:span text:style-name="T10">.</text:span></text:p>
      <text:p text:style-name="P128"/>
      <text:p text:style-name="P131"><text:span text:style-name="T10">If </text:span><text:span text:style-name="T1">mungfile</text:span><text:span text:style-name="T10"> is in single or double quotes, then that is treated as a command string instead of a file name.</text:span></text:p>
      <text:p text:style-name="P139"/>
      <text:p text:style-name="P142"><text:span text:style-name="T10">-</text:span><text:span text:style-name="T16">I</text:span><text:span text:style-name="T3">init</text:span><text:span text:style-name="T5">file</text:span><text:span text:style-name="T18">, --initialize=</text:span><text:span text:style-name="T3">init</text:span><text:span text:style-name="T5">file</text:span></text:p>
      <text:p text:style-name="P122"><text:span text:style-name="T10"/></text:p>
      <text:p text:style-name="P133"><text:span text:style-name="T10">Open</text:span><text:span text:style-name="T1"> </text:span><text:span text:style-name="T3">init</text:span><text:span text:style-name="T5">file</text:span><text:span text:style-name="T1"> </text:span><text:span text:style-name="T10">as an indirect command file (with EI command). </text:span><text:span text:style-name="T16">If file does not exist, TECO will try </text:span><text:span text:style-name="T15">opening </text:span><text:span text:style-name="T3">init</text:span><text:span text:style-name="T5">file</text:span><text:span text:style-name="T3">.tec.</text:span></text:p>
      <text:p text:style-name="P132"/>
      <text:p text:style-name="P129">If <text:span text:style-name="T1">initfile</text:span> is in single or double quotes, then that is treated as a command string instead of a file name.</text:p>
      <text:p text:style-name="P144"/>
      <text:p text:style-name="P139">-I, --initialize (default)</text:p>
      <text:p text:style-name="P133"><text:span text:style-name="T10"/></text:p>
      <text:p text:style-name="P133"><text:span text:style-name="T10">Use the </text:span><text:span text:style-name="T1">TECO_INIT</text:span><text:span text:style-name="T10"> environment variable to find the name of the initialization file. </text:span><text:span text:style-name="T15">If </text:span><text:span text:style-name="T5">TECO_INIT</text:span><text:span text:style-name="T15"> is not defined, then no initialization occurs before TECO starts.</text:span></text:p>
      <text:p text:style-name="P130"/>
      <text:p text:style-name="P131"><text:span text:style-name="T15">I</text:span><text:span text:style-name="T10">f the value of </text:span><text:span text:style-name="T1">TECO_INIT</text:span><text:span text:style-name="T10"> is in single or double quotes, then that is treated as a command string instead of a file name.</text:span></text:p>
      <text:p text:style-name="P139"/>
      <text:p text:style-name="P139">-i, --noinitialize</text:p>
      <text:p text:style-name="P122"><text:span text:style-name="T10"/></text:p>
      <text:p text:style-name="P133"><text:span text:style-name="T10">Do not use any initialization file, and do not check </text:span><text:span text:style-name="T1">TECO_INIT.</text:span></text:p>
      <text:p text:style-name="P145"/>
      <text:p text:style-name="P139"/>
      <text:p text:style-name="P139"><text:soft-page-break/>-<text:span text:style-name="T57">L</text:span><text:span text:style-name="T5">logfile</text:span><text:span text:style-name="T57">, --log=</text:span><text:span text:style-name="T5">logfile</text:span></text:p>
      <text:p text:style-name="P124"/>
      <text:p text:style-name="P130">Open <text:span text:style-name="T1">logfile</text:span> as a log file for TECO input and/or output (a flag variable controls whether either or both are logged).</text:p>
      <text:p text:style-name="P139"/>
      <text:p text:style-name="P139">-M, --memory (default)</text:p>
      <text:p text:style-name="P125"/>
      <text:p text:style-name="P128">If no file is specified, then use the <text:span text:style-name="T1">TECO_MEMORY</text:span> environment to find the name of a file which contains the name of the last file edited.</text:p>
      <text:p text:style-name="P139"/>
      <text:p text:style-name="P139">-<text:span text:style-name="T58">m, --nomemory</text:span></text:p>
      <text:p text:style-name="P125"/>
      <text:p text:style-name="P128">Do not use <text:span text:style-name="T1">TECO_MEMORY </text:span>to find the name of the last edited file.</text:p>
      <text:p text:style-name="P140"/>
      <text:p text:style-name="P140">-O<text:span text:style-name="T1">baz</text:span>, --output=<text:span text:style-name="T1">baz</text:span></text:p>
      <text:p text:style-name="P125"/>
      <text:p text:style-name="P128">Open <text:span text:style-name="T1">foo</text:span> for input (with ER command), and open<text:span text:style-name="T1"> baz </text:span>for output (with EW command), then read in first page.</text:p>
      <text:p text:style-name="P140"/>
      <text:p text:style-name="P140">-o, --nooutput (default)</text:p>
      <text:p text:style-name="P125"/>
      <text:p text:style-name="P128">Use the same name for the output file as the input file (unless –readonly is specified).</text:p>
      <text:p text:style-name="P140"/>
      <text:p text:style-name="P140">-R, --readonly</text:p>
      <text:p text:style-name="P125"/>
      <text:p text:style-name="P128">Open<text:span text:style-name="T1"> </text:span><text:span text:style-name="T6">foo</text:span><text:span text:style-name="T1"> </text:span>for inspection (with ER command), and read in first page.</text:p>
      <text:p text:style-name="P140"/>
      <text:p text:style-name="P140">-r, --noreadonly (default)</text:p>
      <text:p text:style-name="P124"/>
      <text:p text:style-name="P130">Open <text:span text:style-name="T1">foo </text:span>for input and output (with EB command).</text:p>
      <text:p text:style-name="P143"/>
      <text:p text:style-name="P141">-Snn, --scroll=nn</text:p>
      <text:p text:style-name="P124"/>
      <text:p text:style-name="P130">Start TECO in split-screen window mode, with <text:span text:style-name="T1">nn </text:span>lines for a scrolling region (with 1W <text:span text:style-name="T1">nn</text:span>,7:W commands).</text:p>
      <text:p text:style-name="P141"/>
      <text:p text:style-name="P141">-T<text:span text:style-name="T1">string</text:span>, --text=<text:span text:style-name="T1">string</text:span></text:p>
      <text:p text:style-name="P124"/>
      <text:p text:style-name="P130">Insert <text:span text:style-name="T1">string</text:span> into text buffer before TECO starts. Normally used in conjunction with –<text:span text:style-name="T1">execute</text:span> option.</text:p>
      <text:p text:style-name="P141"/>
      <text:p text:style-name="P141">-W, --window</text:p>
      <text:p text:style-name="P124"/>
      <text:p text:style-name="P130">Start TECO in window mode (with 1W command).</text:p>
      <text:p text:style-name="P147"/>
      <text:p text:style-name="P143">-X, --exit</text:p>
      <text:p text:style-name="P124"><text:span text:style-name="T60"/></text:p>
      <text:p text:style-name="P130"><text:span text:style-name="T60">Exit TECO (with EX command). Normally used in conjunction with –</text:span><text:span text:style-name="T9">execute</text:span><text:span text:style-name="T60"> option.</text:span></text:p>
      <text:p text:style-name="P148"><text:span text:style-name="T54">TECO-</text:span><text:span text:style-name="T55">64</text:span><text:span text:style-name="T54"> – </text:span><text:span text:style-name="T56">S</text:span><text:span text:style-name="T55">ignificant Features</text:span></text:p>
      <text:p text:style-name="P2"/>
      <text:list xml:id="list1020047784" text:style-name="L1">
        <text:list-item>
          <text:p text:style-name="P81"><text:span text:style-name="T10">Complete re-write </text:span><text:span text:style-name="T14">from TECO C version 147</text:span><text:span text:style-name="T10">, </text:span><text:span text:style-name="T13">using C17 features and library functions.</text:span></text:p>
        </text:list-item>
        <text:list-item>
          <text:p text:style-name="P82">Assertion statements added, especially for function parameters.</text:p>
        </text:list-item>
        <text:list-item>
          <text:p text:style-name="P82">Code verified with <text:span text:style-name="T1">FlexeLint</text:span>.</text:p>
        </text:list-item>
        <text:list-item>
          <text:p text:style-name="P82">Memory usage checked with <text:span text:style-name="T1">Valgrind</text:span>.</text:p>
        </text:list-item>
        <text:list-item>
          <text:p text:style-name="P82">Inline documentation using Doxygen comments.</text:p>
        </text:list-item>
        <text:list-item>
          <text:p text:style-name="P83">Access to edit buffer is through defined interface.</text:p>
        </text:list-item>
        <text:list-item>
          <text:p text:style-name="P108">Library changes</text:p>
          <text:list>
            <text:list-item>
              <text:p text:style-name="P92">termi<text:span text:style-name="T49">os </text:span><text:span text:style-name="T10">replaces </text:span>termcap</text:p>
            </text:list-item>
            <text:list-item>
              <text:p text:style-name="P92">sigaction() <text:span text:style-name="T10">replaces </text:span>signal()</text:p>
            </text:list-item>
            <text:list-item>
              <text:p text:style-name="P92">ncurses <text:span text:style-name="T10">replaces </text:span>curses</text:p>
            </text:list-item>
            <text:list-item>
              <text:p text:style-name="P92"><text:span text:style-name="T10">ANSI functions (e.g., </text:span>isalpha()<text:span text:style-name="T10">) replace local functions.</text:span></text:p>
            </text:list-item>
          </text:list>
        </text:list-item>
        <text:list-item>
          <text:p text:style-name="P81">Command enhancements</text:p>
          <text:list>
            <text:list-item>
              <text:p text:style-name="P81">EE command added.</text:p>
            </text:list-item>
            <text:list-item>
              <text:p text:style-name="P93">EQq command added.</text:p>
            </text:list-item>
            <text:list-item>
              <text:p text:style-name="P93">E%q command added.</text:p>
            </text:list-item>
          </text:list>
        </text:list-item>
        <text:list-item>
          <text:p text:style-name="P81"><text:span text:style-name="T11">O</text:span><text:span text:style-name="T10">ptional “strict” mode for parsing commands</text:span></text:p>
          <text:list>
            <text:list-item>
              <text:p text:style-name="P84">Error if more than one comma</text:p>
            </text:list-item>
            <text:list-item>
              <text:p text:style-name="P94"><text:span text:style-name="T12">E</text:span><text:span text:style-name="T10">rror if @ not allowed</text:span></text:p>
            </text:list-item>
            <text:list-item>
              <text:p text:style-name="P85">Error if more than one @</text:p>
            </text:list-item>
            <text:list-item>
              <text:p text:style-name="P84">Error if : or :: not allowed</text:p>
            </text:list-item>
            <text:list-item>
              <text:p text:style-name="P86">Error if more than two colons</text:p>
            </text:list-item>
            <text:list-item>
              <text:p text:style-name="P87">Error if @ or : in the middle of an expression</text:p>
            </text:list-item>
            <text:list-item>
              <text:p text:style-name="P81"><text:span text:style-name="T12">Error if attemp</text:span><text:span text:style-name="T10">t to divide by zero</text:span></text:p>
            </text:list-item>
            <text:list-item>
              <text:p text:style-name="P88">Error if m or n arguments provided for commands that don’t take them.</text:p>
            </text:list-item>
            <text:list-item>
              <text:p text:style-name="P88">Error if m argument without n argument.</text:p>
            </text:list-item>
          </text:list>
        </text:list-item>
        <text:list-item>
          <text:p text:style-name="P89"/>
        </text:list-item>
      </text:list>
      <text:p text:style-name="P1"/>
      <text:p text:style-name="P1"><text:span text:style-name="T20">Errors </text:span>Fi<text:span text:style-name="T20">xed</text:span></text:p>
      <text:p text:style-name="P1"/>
      <text:list xml:id="list4008702945" text:style-name="L2">
        <text:list-item>
          <text:p text:style-name="P95">The <text:span text:style-name="T19">type out function</text:span> <text:span text:style-name="T1">typbuf() </text:span><text:span text:style-name="T10">was </text:span>called to echo characters in commands. This would result in erroneous output if the EU flag was set to 0 or 1.</text:p>
        </text:list-item>
        <text:list-item>
          <text:p text:style-name="P96">EI command would start executing commands immediately, rather than just reading them into the command buffer.</text:p>
        </text:list-item>
        <text:list-item>
          <text:p text:style-name="P96">EG and EX commands did not implement file protection (issuing an error to provide loss of data if the buffer was not empty).</text:p>
        </text:list-item>
        <text:list-item>
          <text:p text:style-name="P97">Values passed through some commands (e.g., apostrophe) instead of being consumed.</text:p>
        </text:list-item>
        <text:list-item>
          <text:p text:style-name="P97">If the radix was 16, hexadecimal digits were allowed in expressions.</text:p>
        </text:list-item>
        <text:list-item>
          <text:p text:style-name="P98">MLP/MRP errors were not implemented.</text:p>
        </text:list-item>
        <text:list-item>
          <text:p text:style-name="P99">Use <text:span text:style-name="T1">mkstemp()</text:span><text:span text:style-name="T10"> instead of </text:span><text:span text:style-name="T1">tempnam()</text:span><text:span text:style-name="T10">.</text:span></text:p>
        </text:list-item>
        <text:list-item>
          <text:p text:style-name="P90">EI command inside of indirect command file caused crash.</text:p>
        </text:list-item>
      </text:list>
      <text:p text:style-name="P3"/>
      <text:p text:style-name="P80">TECO/<text:span text:style-name="T35">E</text:span> – <text:span text:style-name="T38">New Features</text:span></text:p>
      <text:list xml:id="list3299106170" text:style-name="L3">
        <text:list-item>
          <text:p text:style-name="P109">Flag variables</text:p>
          <text:list>
            <text:list-item>
              <text:p text:style-name="P109">E1</text:p>
              <text:list>
                <text:list-item>
                  <text:p text:style-name="P152">E1&amp;1 – strictly enforce syntax</text:p>
                </text:list-item>
                <text:list-item>
                  <text:p text:style-name="P152">E1&amp;2 – parse commands but do not execute</text:p>
                </text:list-item>
              </text:list>
            </text:list-item>
            <text:list-item>
              <text:p text:style-name="P109">E2</text:p>
              <text:list>
                <text:list-item>
                  <text:p text:style-name="P152">E2&amp;1 – dollar sign is valid symbol constituent</text:p>
                </text:list-item>
                <text:list-item>
                  <text:p text:style-name="P152">E2&amp;2 – underscore is valid symbol constituent</text:p>
                </text:list-item>
                <text:list-item>
                  <text:p text:style-name="P152">E2&amp;4 – Add CR before LF on output</text:p>
                </text:list-item>
                <text:list-item>
                  <text:p text:style-name="P152">E2&amp;8 – Strip CR on input</text:p>
                </text:list-item>
                <text:list-item>
                  <text:p text:style-name="P152">E2&amp;16 – FF is normal character (not page delimiter)</text:p>
                </text:list-item>
              </text:list>
            </text:list-item>
            <text:list-item>
              <text:p text:style-name="P109">E3</text:p>
              <text:list>
                <text:list-item>
                  <text:p text:style-name="P152">E3&amp;1 – enable braced expressions</text:p>
                </text:list-item>
                <text:list-item>
                  <text:p text:style-name="P152">E3&amp;2 – enable tilde operator</text:p>
                </text:list-item>
                <text:list-item>
                  <text:p text:style-name="P152">E3&amp;4 – CTRL/H returns time in milliseconds</text:p>
                </text:list-item>
              </text:list>
            </text:list-item>
            <text:list-item>
              <text:p text:style-name="P109">E4</text:p>
              <text:list>
                <text:list-item>
                  <text:p text:style-name="P152">E4&amp;<text:span text:style-name="T40">1</text:span>– don’t include command input in log file</text:p>
                </text:list-item>
                <text:list-item>
                  <text:p text:style-name="P152">E4&amp;<text:span text:style-name="T40">2</text:span>– don’t include command output in log file</text:p>
                </text:list-item>
              </text:list>
            </text:list-item>
            <text:list-item>
              <text:p text:style-name="P109">E5 – comment bypass character</text:p>
            </text:list-item>
          </text:list>
        </text:list-item>
        <text:list-item>
          <text:p text:style-name="P109">Braced expressions – { and }</text:p>
          <text:list>
            <text:list-item>
              <text:list>
                <text:list-item>
                  <text:p text:style-name="P153"><text:span text:style-name="T48">=</text:span><text:span text:style-name="T47">=<text:tab/></text:span><text:span text:style-name="T48">(equal)</text:span></text:p>
                </text:list-item>
                <text:list-item>
                  <text:p text:style-name="P156">&lt;&gt;<text:tab/><text:span text:style-name="T39">(not equal)</text:span></text:p>
                </text:list-item>
                <text:list-item>
                  <text:p text:style-name="P156">&lt;<text:tab/><text:span text:style-name="T39">(less than)</text:span></text:p>
                </text:list-item>
                <text:list-item>
                  <text:p text:style-name="P156">&lt;=<text:tab/><text:span text:style-name="T39">(less than or equal)</text:span></text:p>
                </text:list-item>
                <text:list-item>
                  <text:p text:style-name="P156">&gt;<text:tab/><text:span text:style-name="T39">(greater than)</text:span></text:p>
                </text:list-item>
                <text:list-item>
                  <text:p text:style-name="P156">&gt;=<text:tab/><text:span text:style-name="T39">(greater than or equal)</text:span></text:p>
                </text:list-item>
                <text:list-item>
                  <text:p text:style-name="P156">//<text:tab/><text:span text:style-name="T46">(division yielding remainder)</text:span></text:p>
                </text:list-item>
                <text:list-item>
                  <text:p text:style-name="P157">~<text:tab/>(exclusive OR)</text:p>
                </text:list-item>
                <text:list-item>
                  <text:p text:style-name="P157">&lt;&lt;<text:tab/>(arithmetic left shift)</text:p>
                </text:list-item>
                <text:list-item>
                  <text:p text:style-name="P157">&gt;&gt;<text:tab/>(arithmetic right shift)</text:p>
                </text:list-item>
                <text:list-item>
                  <text:p text:style-name="P157">!<text:tab/>(logical NOT)</text:p>
                </text:list-item>
              </text:list>
            </text:list-item>
          </text:list>
        </text:list-item>
        <text:list-item>
          <text:p text:style-name="P109">‘=’ command <text:span text:style-name="T46">allows @ modifier</text:span></text:p>
          <text:list>
            <text:list-item>
              <text:p text:style-name="P152">Specifies <text:span text:style-name="T1">printf()</text:span> format string for output</text:p>
            </text:list-item>
            <text:list-item>
              <text:p text:style-name="P152">e.g., 123@=/%5u/</text:p>
            </text:list-item>
          </text:list>
        </text:list-item>
        <text:list-item>
          <text:p text:style-name="P109">nEC sets size of text buffer to nK bytes.</text:p>
        </text:list-item>
        <text:list-item>
          <text:p text:style-name="P110">:<text:span text:style-name="T38">L returns number of line delimiters</text:span></text:p>
          <text:list>
            <text:list-item>
              <text:p text:style-name="P154">:<text:span text:style-name="T38">L or 0:L returns total no. of lines in buffer</text:span></text:p>
            </text:list-item>
            <text:list-item>
              <text:p text:style-name="P154">-<text:span text:style-name="T38">1:L returns no. of lines preceding dot</text:span></text:p>
            </text:list-item>
            <text:list-item>
              <text:p text:style-name="P152"><text:soft-page-break/>1:L returns no. of lines following dot</text:p>
            </text:list-item>
          </text:list>
        </text:list-item>
        <text:list-item>
          <text:p text:style-name="P111">FL changes characters in text buffer to lower case</text:p>
          <text:list>
            <text:list-item>
              <text:p text:style-name="P155">nFL changes preceding or following lines.</text:p>
            </text:list-item>
            <text:list-item>
              <text:p text:style-name="P155">m,nFL changes characters between positions m and n in buffer.</text:p>
            </text:list-item>
          </text:list>
        </text:list-item>
        <text:list-item>
          <text:p text:style-name="P111">FU changes characters in text buffer to upper case</text:p>
          <text:list>
            <text:list-item>
              <text:p text:style-name="P155">nFU changes preceding or following lines.</text:p>
            </text:list-item>
            <text:list-item>
              <text:p text:style-name="P155">m,nFU changes characters between positions m and n in buffer.</text:p>
            </text:list-item>
          </text:list>
        </text:list-item>
        <text:list-item>
          <text:p text:style-name="P112">^X takes three values: -1, 0, and 1 (new). Default is 0.</text:p>
        </text:list-item>
        <text:list-item>
          <text:p text:style-name="P114">^A command accepts colon modifier, to add CR/LF at end of output.</text:p>
        </text:list-item>
        <text:list-item>
          <text:p text:style-name="P113">Scope support includes colors.</text:p>
        </text:list-item>
        <text:list-item>
          <text:p text:style-name="P115">New errors</text:p>
        </text:list-item>
      </text:list>
      <text:p text:style-name="P6"><text:span text:style-name="T41">TECO-</text:span><text:span text:style-name="T44">64</text:span><text:span text:style-name="T41"> </text:span><text:span text:style-name="T42">Tasks</text:span></text:p>
      <text:p text:style-name="P5"/>
      <text:p text:style-name="P5"/>
      <text:list xml:id="list3401333597" text:style-name="L4">
        <text:list-item>
          <text:p text:style-name="P100"><text:span text:style-name="T45">New</text:span> commands</text:p>
          <text:list>
            <text:list-item>
              <text:p text:style-name="P103">Immediate-action &lt;CTRL/W&gt;</text:p>
            </text:list-item>
            <text:list-item>
              <text:p text:style-name="P101">Immediate-action ? <text:span text:style-name="T53">(question mark)</text:span></text:p>
            </text:list-item>
            <text:list-item>
              <text:p text:style-name="P103">W</text:p>
            </text:list-item>
            <text:list-item>
              <text:p text:style-name="P101">:<text:span text:style-name="T49">^T (maybe not?)</text:span></text:p>
            </text:list-item>
            <text:list-item>
              <text:p text:style-name="P101">&lt;CTRL/E&gt;M</text:p>
            </text:list-item>
            <text:list-item>
              <text:p text:style-name="P101">&lt;CTRL/E&gt;[a,b,c,...]</text:p>
            </text:list-item>
          </text:list>
        </text:list-item>
        <text:list-item>
          <text:p text:style-name="P100"><text:span text:style-name="T45">Partial</text:span> commands</text:p>
          <text:list>
            <text:list-item>
              <text:p text:style-name="P101">ED</text:p>
            </text:list-item>
            <text:list-item>
              <text:p text:style-name="P101">ET</text:p>
            </text:list-item>
            <text:list-item>
              <text:p text:style-name="P101">EG</text:p>
            </text:list-item>
            <text:list-item>
              <text:p text:style-name="P101">&lt;CTRL/C&gt;&lt;CTRL/C&gt;</text:p>
            </text:list-item>
            <text:list-item>
              <text:p text:style-name="P103">Indirect file annotation</text:p>
            </text:list-item>
          </text:list>
        </text:list-item>
        <text:list-item>
          <text:p text:style-name="P101">General clean-up</text:p>
          <text:list>
            <text:list-item>
              <text:p text:style-name="P103">Header files</text:p>
            </text:list-item>
            <text:list-item>
              <text:p text:style-name="P103">Source files</text:p>
            </text:list-item>
            <text:list-item>
              <text:p text:style-name="P101">TODO items</text:p>
            </text:list-item>
            <text:list-item>
              <text:p text:style-name="P101"><text:span text:style-name="T50">Use </text:span><text:span text:style-name="T51">sigaction() </text:span><text:span text:style-name="T52">instead of </text:span><text:span text:style-name="T51">signal()</text:span></text:p>
            </text:list-item>
            <text:list-item>
              <text:p text:style-name="P104">Use <text:span text:style-name="T1">termi</text:span><text:span text:style-name="T2">os</text:span> instead of <text:span text:style-name="T1">termcap</text:span></text:p>
            </text:list-item>
            <text:list-item>
              <text:p text:style-name="P105">Fix code in = command that processes <text:span text:style-name="T1">sprintf()</text:span> string</text:p>
            </text:list-item>
            <text:list-item>
              <text:p text:style-name="P106">Fix handling of indirect files</text:p>
            </text:list-item>
            <text:list-item>
              <text:p text:style-name="P101">Doxygen documentation</text:p>
            </text:list-item>
          </text:list>
        </text:list-item>
        <text:list-item>
          <text:p text:style-name="P101">Porting</text:p>
          <text:list>
            <text:list-item>
              <text:p text:style-name="P103">Windows</text:p>
            </text:list-item>
            <text:list-item>
              <text:p text:style-name="P103">MacOS</text:p>
            </text:list-item>
            <text:list-item>
              <text:p text:style-name="P101">VMS</text:p>
            </text:list-item>
          </text:list>
        </text:list-item>
        <text:list-item>
          <text:p text:style-name="P101">Documentation</text:p>
          <text:list>
            <text:list-item>
              <text:p text:style-name="P101">Credits</text:p>
            </text:list-item>
            <text:list-item>
              <text:p text:style-name="P102">Naming conventions (files, variables, etc.)</text:p>
            </text:list-item>
            <text:list-item>
              <text:p text:style-name="P102">Theory of operation</text:p>
            </text:list-item>
            <text:list-item>
              <text:p text:style-name="P101">Supported commands</text:p>
              <text:list>
                <text:list-item>
                  <text:p text:style-name="P101">TECO-11</text:p>
                </text:list-item>
                <text:list-item>
                  <text:p text:style-name="P101">TECO-32</text:p>
                </text:list-item>
                <text:list-item>
                  <text:p text:style-name="P101">TECO C</text:p>
                </text:list-item>
              </text:list>
            </text:list-item>
            <text:list-item>
              <text:p text:style-name="P102">New commands</text:p>
            </text:list-item>
            <text:list-item>
              <text:p text:style-name="P102">Gap buffer</text:p>
            </text:list-item>
          </text:list>
        </text:list-item>
        <text:list-item>
          <text:p text:style-name="P101">Tests</text:p>
          <text:list>
            <text:list-item>
              <text:p text:style-name="P101">TECO-11/TECO-32 macros</text:p>
            </text:list-item>
            <text:list-item>
              <text:p text:style-name="P101">TECO C macros</text:p>
            </text:list-item>
            <text:list-item>
              <text:p text:style-name="P101">Automated tests</text:p>
            </text:list-item>
            <text:list-item>
              <text:p text:style-name="P101">PC-Lint</text:p>
            </text:list-item>
            <text:list-item>
              <text:p text:style-name="P101">Valgrind</text:p>
            </text:list-item>
            <text:list-item>
              <text:p text:style-name="P101">GPROF</text:p>
            </text:list-item>
          </text:list>
        </text:list-item>
      </text:list>
      <text:p text:style-name="P4"/>
      <text:p text:style-name="P7"><text:span text:style-name="T41">TECO-</text:span><text:span text:style-name="T44">64</text:span><text:span text:style-name="T41"> </text:span><text:span text:style-name="T43">Commands</text:span></text:p>
      <text:p text:style-name="P79"/>
      <text:list xml:id="list4280248417" text:style-name="L5">
        <text:list-item>
          <text:p text:style-name="P116"><text:span text:style-name="T46">F</text:span>ile Specification Commands</text:p>
          <text:list>
            <text:list-item>
              <text:p text:style-name="P116">File Opening Commands</text:p>
            </text:list-item>
            <text:list-item>
              <text:p text:style-name="P116">File Close and Exit Commands</text:p>
            </text:list-item>
            <text:list-item>
              <text:p text:style-name="P116">Secondary Stream Commands</text:p>
              <text:list>
                <text:list-item>
                  <text:p text:style-name="P117">Input commands</text:p>
                </text:list-item>
                <text:list-item>
                  <text:p text:style-name="P117">Output commands</text:p>
                </text:list-item>
                <text:list-item>
                  <text:p text:style-name="P117">Indirect file commands</text:p>
                </text:list-item>
              </text:list>
            </text:list-item>
            <text:list-item>
              <text:p text:style-name="P116">Wildcard Commands</text:p>
            </text:list-item>
            <text:list-item>
              <text:p text:style-name="P116">Direct I/O Commands</text:p>
            </text:list-item>
          </text:list>
        </text:list-item>
        <text:list-item>
          <text:p text:style-name="P116">Page Manipulation Commands</text:p>
          <text:list>
            <text:list-item>
              <text:p text:style-name="P117">Append commands</text:p>
            </text:list-item>
            <text:list-item>
              <text:p text:style-name="P117">Page commands</text:p>
            </text:list-item>
            <text:list-item>
              <text:p text:style-name="P117">Yank commands</text:p>
            </text:list-item>
          </text:list>
        </text:list-item>
        <text:list-item>
          <text:p text:style-name="P116">Buffer Pointer Manipulation Commands</text:p>
          <text:list>
            <text:list-item>
              <text:p text:style-name="P117">Character commands</text:p>
            </text:list-item>
            <text:list-item>
              <text:p text:style-name="P117">Jump commands</text:p>
            </text:list-item>
            <text:list-item>
              <text:p text:style-name="P117">Line commands</text:p>
            </text:list-item>
            <text:list-item>
              <text:p text:style-name="P117">Reverse commands</text:p>
            </text:list-item>
          </text:list>
        </text:list-item>
        <text:list-item>
          <text:p text:style-name="P116">Text Type-Out Commands</text:p>
        </text:list-item>
        <text:list-item>
          <text:p text:style-name="P116">Deletion Commands</text:p>
          <text:list>
            <text:list-item>
              <text:p text:style-name="P117">Delete commands</text:p>
            </text:list-item>
            <text:list-item>
              <text:p text:style-name="P117">Kill commands</text:p>
            </text:list-item>
          </text:list>
        </text:list-item>
        <text:list-item>
          <text:p text:style-name="P116"><text:soft-page-break/>Insertion Commands</text:p>
        </text:list-item>
        <text:list-item>
          <text:p text:style-name="P116">Search Commands</text:p>
          <text:list>
            <text:list-item>
              <text:p text:style-name="P117">Unbounded search commands</text:p>
            </text:list-item>
            <text:list-item>
              <text:p text:style-name="P117">Bounded search commands</text:p>
            </text:list-item>
            <text:list-item>
              <text:p text:style-name="P117">Search and replace commands</text:p>
            </text:list-item>
          </text:list>
        </text:list-item>
        <text:list-item>
          <text:p text:style-name="P116">Search Arguments</text:p>
          <text:list>
            <text:list-item>
              <text:p text:style-name="P117">String building characters</text:p>
            </text:list-item>
            <text:list-item>
              <text:p text:style-name="P117">Match control characters</text:p>
            </text:list-item>
          </text:list>
        </text:list-item>
        <text:list-item>
          <text:p text:style-name="P116">Q-Register Manipulation</text:p>
          <text:list>
            <text:list-item>
              <text:p text:style-name="P117">Q-register loading commands</text:p>
            </text:list-item>
            <text:list-item>
              <text:p text:style-name="P117">Q-register retrieval commands</text:p>
            </text:list-item>
            <text:list-item>
              <text:p text:style-name="P117">Macro invocation commands</text:p>
            </text:list-item>
          </text:list>
        </text:list-item>
        <text:list-item>
          <text:p text:style-name="P117">Arithmetic and Expressions</text:p>
          <text:list>
            <text:list-item>
              <text:p text:style-name="P117">Arithmetic operators</text:p>
            </text:list-item>
            <text:list-item>
              <text:p text:style-name="P117">Conversion and radix control commands</text:p>
            </text:list-item>
          </text:list>
        </text:list-item>
        <text:list-item>
          <text:p text:style-name="P117">Special Numeric Values</text:p>
          <text:list>
            <text:list-item>
              <text:p text:style-name="P117">Characters associated with numeric values</text:p>
            </text:list-item>
            <text:list-item>
              <text:p text:style-name="P117">Mode control flags</text:p>
            </text:list-item>
          </text:list>
        </text:list-item>
        <text:list-item>
          <text:p text:style-name="P117">Command Loops</text:p>
        </text:list-item>
        <text:list-item>
          <text:p text:style-name="P117">Branching Commands</text:p>
        </text:list-item>
        <text:list-item>
          <text:p text:style-name="P117">Conditional Execution Commands</text:p>
        </text:list-item>
        <text:list-item>
          <text:p text:style-name="P117">Retrieving Environment Characteristics</text:p>
        </text:list-item>
        <text:list-item>
          <text:p text:style-name="P117">Mode Control Flags</text:p>
        </text:list-item>
        <text:list-item>
          <text:p text:style-name="P117">Scope Commands</text:p>
        </text:list-item>
        <text:list-item>
          <text:p text:style-name="P117"><text:soft-page-break/>Programming Aids</text:p>
          <text:list>
            <text:list-item>
              <text:p text:style-name="P117">Text Formatting</text:p>
            </text:list-item>
            <text:list-item>
              <text:p text:style-name="P117">Comments</text:p>
            </text:list-item>
            <text:list-item>
              <text:p text:style-name="P117">Messages</text:p>
            </text:list-item>
            <text:list-item>
              <text:p text:style-name="P117">Tracing</text:p>
            </text:list-item>
            <text:list-item>
              <text:p text:style-name="P117">Convenience Characters</text:p>
            </text:list-item>
            <text:list-item>
              <text:p text:style-name="P117">Memory Expansion</text:p>
            </text:list-item>
            <text:list-item>
              <text:p text:style-name="P118"><text:span text:style-name="T61">Case Control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8T17:52:28.479805642</meta:creation-date>
    <dc:date>2020-06-02T20:06:28.355861706</dc:date>
    <meta:editing-duration>P1DT4H54M28S</meta:editing-duration>
    <meta:editing-cycles>58</meta:editing-cycles>
    <meta:generator>LibreOffice/6.3.5.2$Linux_X86_64 LibreOffice_project/30$Build-2</meta:generator>
    <meta:document-statistic meta:table-count="0" meta:image-count="0" meta:object-count="0" meta:page-count="9" meta:paragraph-count="226" meta:word-count="1387" meta:character-count="7957" meta:non-whitespace-character-count="6858"/>
  </office:meta>
</office:document-meta>
</file>